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E9AEDCAC.png" manifest:media-type="image/png"/>
  <manifest:file-entry manifest:full-path="Pictures/100002E800000295000002957A47914A.svg" manifest:media-type="image/svg+xml"/>
  <manifest:file-entry manifest:full-path="Pictures/1000000100000019000000198E936B39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paragraph-rsid="004f5367"/>
    </style:style>
    <style:style style:name="P3" style:family="paragraph" style:parent-style-name="Text_20_body">
      <style:text-properties officeooo:rsid="0014ce84" officeooo:paragraph-rsid="0014ce84"/>
    </style:style>
    <style:style style:name="P4" style:family="paragraph" style:parent-style-name="Text_20_body">
      <style:text-properties officeooo:rsid="0014ce84" officeooo:paragraph-rsid="007583bb"/>
    </style:style>
    <style:style style:name="P5" style:family="paragraph" style:parent-style-name="Text_20_body">
      <style:text-properties officeooo:paragraph-rsid="00586586"/>
    </style:style>
    <style:style style:name="P6" style:family="paragraph" style:parent-style-name="Text_20_body">
      <style:text-properties officeooo:paragraph-rsid="0071f43c"/>
    </style:style>
    <style:style style:name="P7" style:family="paragraph" style:parent-style-name="Text_20_body">
      <style:paragraph-properties fo:text-align="start" style:justify-single-word="false"/>
      <style:text-properties officeooo:rsid="005f2803" officeooo:paragraph-rsid="005f2803"/>
    </style:style>
    <style:style style:name="P8" style:family="paragraph" style:parent-style-name="Text_20_body">
      <style:paragraph-properties fo:text-align="start" style:justify-single-word="false"/>
      <style:text-properties officeooo:rsid="005f2803" officeooo:paragraph-rsid="0072eaa9"/>
    </style:style>
    <style:style style:name="P9" style:family="paragraph" style:parent-style-name="Text_20_body">
      <style:text-properties officeooo:paragraph-rsid="0072eaa9"/>
    </style:style>
    <style:style style:name="P10" style:family="paragraph" style:parent-style-name="Heading_20_1">
      <style:text-properties fo:font-weight="normal" officeooo:rsid="006bb4d1" style:font-weight-asian="normal" style:font-weight-complex="normal"/>
    </style:style>
    <style:style style:name="P11" style:family="paragraph" style:parent-style-name="Heading_20_1">
      <style:text-properties officeooo:paragraph-rsid="00175c61"/>
    </style:style>
    <style:style style:name="P12" style:family="paragraph" style:parent-style-name="Heading_20_1">
      <style:text-properties officeooo:rsid="00254c33" officeooo:paragraph-rsid="00254c33"/>
    </style:style>
    <style:style style:name="P13" style:family="paragraph" style:parent-style-name="Heading_20_2">
      <style:text-properties officeooo:rsid="0014ce84" officeooo:paragraph-rsid="0014ce84"/>
    </style:style>
    <style:style style:name="P14" style:family="paragraph" style:parent-style-name="Heading_20_2">
      <style:text-properties officeooo:rsid="005f734c" officeooo:paragraph-rsid="005f734c"/>
    </style:style>
    <style:style style:name="P15" style:family="paragraph" style:parent-style-name="Heading_20_2">
      <style:text-properties officeooo:rsid="001524ae" officeooo:paragraph-rsid="001524ae"/>
    </style:style>
    <style:style style:name="P16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7" style:family="paragraph" style:parent-style-name="Heading_20_5">
      <style:text-properties officeooo:paragraph-rsid="00254c33"/>
    </style:style>
    <style:style style:name="P18" style:family="paragraph" style:parent-style-name="Heading_20_6">
      <style:text-properties officeooo:paragraph-rsid="004ec25f"/>
    </style:style>
    <style:style style:name="P19" style:family="paragraph" style:parent-style-name="Heading_20_6">
      <style:text-properties officeooo:rsid="00254c33" officeooo:paragraph-rsid="00254c33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7" style:family="text">
      <style:text-properties officeooo:rsid="00175c61"/>
    </style:style>
    <style:style style:name="T8" style:family="text">
      <style:text-properties officeooo:rsid="00254c33"/>
    </style:style>
    <style:style style:name="T9" style:family="text">
      <style:text-properties officeooo:rsid="00319e0e"/>
    </style:style>
    <style:style style:name="T10" style:family="text">
      <style:text-properties officeooo:rsid="0032ce52"/>
    </style:style>
    <style:style style:name="T11" style:family="text">
      <style:text-properties officeooo:rsid="0034bb7c"/>
    </style:style>
    <style:style style:name="T12" style:family="text">
      <style:text-properties officeooo:rsid="0036642b"/>
    </style:style>
    <style:style style:name="T13" style:family="text">
      <style:text-properties officeooo:rsid="0038fb4f"/>
    </style:style>
    <style:style style:name="T14" style:family="text">
      <style:text-properties officeooo:rsid="003a1bc0"/>
    </style:style>
    <style:style style:name="T15" style:family="text">
      <style:text-properties officeooo:rsid="003b2225"/>
    </style:style>
    <style:style style:name="T16" style:family="text">
      <style:text-properties officeooo:rsid="003d9ee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54c33" style:font-style-asian="normal" style:font-style-complex="normal"/>
    </style:style>
    <style:style style:name="T19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54c33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7bb553" style:font-style-asian="normal" style:font-weight-asian="bold" style:font-style-complex="normal" style:font-weight-complex="bold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586586"/>
    </style:style>
    <style:style style:name="T29" style:family="text">
      <style:text-properties officeooo:rsid="0063f19b"/>
    </style:style>
    <style:style style:name="T30" style:family="text">
      <style:text-properties officeooo:rsid="00655771"/>
    </style:style>
    <style:style style:name="T31" style:family="text">
      <style:text-properties officeooo:rsid="006a3a9b"/>
    </style:style>
    <style:style style:name="T32" style:family="text">
      <style:text-properties officeooo:rsid="0071f43c"/>
    </style:style>
    <style:style style:name="T33" style:family="text">
      <style:text-properties officeooo:rsid="0072eaa9"/>
    </style:style>
    <style:style style:name="T34" style:family="text">
      <style:text-properties officeooo:rsid="007bb553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/>
      <text:h text:style-name="Heading_20_3" text:outline-level="3"><text:span text:style-name="T9">ignacio</text:span> <text:span text:style-name="T9">conde</text:span></text:h>
      <text:h text:style-name="P16" text:outline-level="4">Software <text:span text:style-name="T29">Engineer</text:span></text:h>
      <text:h text:style-name="P13" text:outline-level="2">Profile</text:h>
      <text:p text:style-name="P5">I am a dedicated Software <text:span text:style-name="T30">Engineer</text:span> with 2 years of experience and a diverse skill set.</text:p>
      <text:p text:style-name="P6"><text:span text:style-name="T32">I daily drive Bazzite Linux and I’</text:span><text:span text:style-name="T33">m a FOSS enthusiast</text:span><text:span text:style-name="T32">.</text:span><text:span text:style-name="T28"><text:line-break/></text:span>Driven by a desire for excellence, I am commited <text:span text:style-name="T28">to </text:span>continu<text:span text:style-name="T28">e</text:span> evolving as a developer.</text:p>
      <text:h text:style-name="P13" text:outline-level="2">Contact</text:h>
      <text:p text:style-name="P4"><text:span text:style-name="T33">Location</text:span>:<text:line-break/>1429, <text:span text:style-name="T11">Buenos Ai</text:span><text:span text:style-name="T12">r</text:span><text:span text:style-name="T11">es, </text:span><text:span text:style-name="T12">Argentina</text:span></text:p>
      <text:p text:style-name="P9"><text:span text:style-name="T1">E-Mail:<text:line-break/></text:span><text:a xlink:type="simple" xlink:href="mailto:ignaciomconde@gmail.com" text:style-name="Internet_20_link" text:visited-style-name="Visited_20_Internet_20_Link"><text:span text:style-name="T10">ignaciomconde</text:span><text:span text:style-name="T3">@</text:span><text:span text:style-name="T4">gmail</text:span><text:span text:style-name="T1">.com</text:span></text:a></text:p>
      <text:p text:style-name="P3">Phone:<text:line-break/><text:span text:style-name="T10">+54 </text:span><text:span text:style-name="T2">(</text:span><text:span text:style-name="T10">911</text:span><text:span text:style-name="T2">) 3384-9746</text:span></text:p>
      <text:p text:style-name="P1"><text:span text:style-name="T2">Website:<text:line-break/></text:span><text:a xlink:type="simple" xlink:href="https://www.ignaciomconde.com/" text:style-name="Internet_20_link" text:visited-style-name="Visited_20_Internet_20_Link"><text:span text:style-name="T31">www.ignaciomconde.com</text:span></text:a></text:p>
      <text:h text:style-name="P14" text:outline-level="2">Technologies</text:h>
      <text:p text:style-name="P8">Linux</text:p>
      <text:p text:style-name="P7">C, C++, C#</text:p>
      <text:p text:style-name="P7">Godot, Unity</text:p>
      <text:h text:style-name="P15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8E936B39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7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E9AEDCAC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9">Github</text:span></text:a></text:p>
      <text:h text:style-name="P11" text:outline-level="1" text:is-list-header="true"><text:span text:style-name="T7">E</text:span><text:span text:style-name="T5">xperience</text:span></text:h>
      <text:h text:style-name="Heading_20_5" text:outline-level="5"><text:span text:style-name="T16">Game Create Repeat</text:span> – <text:span text:style-name="T16">Software Engineer</text:span></text:h>
      <text:h text:style-name="Heading_20_6" text:outline-level="6"><text:span text:style-name="T23">September</text:span><text:span text:style-name="T22"> 20</text:span><text:span text:style-name="T23">21</text:span><text:span text:style-name="T22"> – </text:span><text:span text:style-name="T23">March 202</text:span><text:span text:style-name="T26">2</text:span></text:h>
      <text:list text:style-name="L1">
        <text:list-item>
          <text:p text:style-name="P20"><text:span text:style-name="T20">Gameplay Programming </text:span><text:span text:style-name="T21">(Unity C#)</text:span><text:span text:style-name="T18">: Proficient in implementing and optimizing gameplay mechanics, and player interactions to enhance overall gaming experience. Utilizes coding skills to bring creative visions to life, ensuring engaging and immersive gameplay dynamics.</text:span></text:p>
        </text:list-item>
      </text:list>
      <text:h text:style-name="Heading_20_5" text:outline-level="5"><text:span text:style-name="T16">Xappia</text:span> – <text:span text:style-name="T16">Software Developer</text:span></text:h>
      <text:h text:style-name="P18" text:outline-level="6"><text:span text:style-name="T23">June</text:span><text:span text:style-name="T22"> 20</text:span><text:span text:style-name="T23">19</text:span><text:span text:style-name="T22"> – </text:span><text:span text:style-name="T23">August</text:span><text:span text:style-name="T24"> 20</text:span><text:span text:style-name="T25">20</text:span></text:h>
      <text:list text:style-name="L2">
        <text:list-item>
          <text:p text:style-name="P21"><text:span text:style-name="T27">Salesforce Programming</text:span>: Skilled in Apex and Visualforce development, creating tailored solutions to meet diverse business needs on the Salesforce platform.</text:p>
        </text:list-item>
      </text:list>
      <text:list text:style-name="L3">
        <text:list-item>
          <text:p text:style-name="P22"><text:span text:style-name="T19">T</text:span><text:span text:style-name="Strong_20_Emphasis"><text:span text:style-name="T17">eamwork</text:span></text:span><text:span text:style-name="T17">: Collaborative team player with strong communication skills, fostering synergy and achieving collective goals through open dialogue and shared accountability.</text:span></text:p>
        </text:list-item>
      </text:list>
      <text:h text:style-name="P12" text:outline-level="1">Education</text:h>
      <text:h text:style-name="P17" text:outline-level="5"><text:span text:style-name="T6">Universidad de Ciencias Empresariales y Sociales</text:span><text:span text:style-name="T8"> – </text:span><text:span text:style-name="T6">Systems Engineering</text:span></text:h>
      <text:h text:style-name="P19" text:outline-level="6">20<text:span text:style-name="T13">17</text:span> – 20<text:span text:style-name="T13">18</text:span></text:h>
      <text:p text:style-name="P2"><text:span text:style-name="T13">Computer architecture, </text:span><text:span text:style-name="T14">Operating </text:span><text:span text:style-name="T15">s</text:span><text:span text:style-name="T14">ystems</text:span><text:span text:style-name="T13">, </text:span><text:span text:style-name="T15">Software requirements,</text:span><text:span text:style-name="T13"> Software desig</text:span><text:span text:style-name="T15">n</text:span><text:span text:style-name="T14">, </text:span><text:span text:style-name="T15">Software construction, Software testing, </text:span><text:span text:style-name="T14">Database</text:span><text:span text:style-name="T15">s, </text:span>Networks and <text:span text:style-name="T15">c</text:span>ommunication <text:span text:style-name="T15">p</text:span>rotocols<text:span text:style-name="T14">.<text:line-break/></text:span><text:span text:style-name="T34">Languages: C, C++, Java.</text:span></text:p>
      <text:h text:style-name="Heading_20_5" text:outline-level="5"><text:span text:style-name="T6">Escuela DaVinci</text:span><text:span text:style-name="T8"> – </text:span><text:span text:style-name="T6">Game Development</text:span></text:h>
      <text:h text:style-name="Heading_20_6" text:outline-level="6"><text:span text:style-name="T8">20</text:span><text:span text:style-name="T13">14</text:span><text:span text:style-name="T8"> – 20</text:span><text:span text:style-name="T13">15</text:span></text:h>
      <text:p text:style-name="Text_20_body"><text:span text:style-name="T13">Game development with Unity </text:span><text:span text:style-name="T34">(C#)</text:span><text:span text:style-name="T13">, Game design, </text:span><text:span text:style-name="T15">Graphic design,</text:span><text:span text:style-name="T8"> </text:span><text:span text:style-name="T13">3D modeling, Audio recording and edit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1H56M8S</meta:editing-duration>
    <meta:editing-cycles>45</meta:editing-cycles>
    <meta:generator>LibreOffice/24.2.3.2$Linux_X86_64 LibreOffice_project/433d9c2ded56988e8a90e6b2e771ee4e6a5ab2ba</meta:generator>
    <dc:title>Minimalist_Resume</dc:title>
    <dc:date>2024-05-30T20:11:28.262917425</dc:date>
    <meta:print-date>2024-04-22T20:07:36.551100685</meta:print-date>
    <meta:printed-by>PDF files</meta:printed-by>
    <meta:document-statistic meta:table-count="0" meta:image-count="2" meta:object-count="0" meta:page-count="1" meta:paragraph-count="32" meta:word-count="220" meta:character-count="1615" meta:non-whitespace-character-count="1422"/>
  </office:meta>
</office:document-meta>
</file>